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6512" calcext:value-type="float">
            <text:p>126.0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4064" calcext:value-type="float">
            <text:p>123.1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4305</text:p>
          </table:table-cell>
          <table:table-cell office:value-type="string" calcext:value-type="string">
            <text:p>201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